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5088" calcext:value-type="float">
            <text:p>100.1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8744" calcext:value-type="float">
            <text:p>99.6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2088" calcext:value-type="float">
            <text:p>99.0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2256" calcext:value-type="float">
            <text:p>98.8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7184" calcext:value-type="float">
            <text:p>98.6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2368" calcext:value-type="float">
            <text:p>97.4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588" calcext:value-type="float">
            <text:p>96.5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1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2376" calcext:value-type="float">
            <text:p>95.9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1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3592" calcext:value-type="float">
            <text:p>95.0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3848" calcext:value-type="float">
            <text:p>94.0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7544" calcext:value-type="float">
            <text:p>93.8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7568" calcext:value-type="float">
            <text:p>93.3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4776" calcext:value-type="float">
            <text:p>92.3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1504" calcext:value-type="float">
            <text:p>83.6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6184" calcext:value-type="float">
            <text:p>83.0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3848" calcext:value-type="float">
            <text:p>82.6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0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7904" calcext:value-type="float">
            <text:p>81.5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